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table:formula="oooc:=CEILING(([.I4]-[.L4]/2);[.L4])" office:value-type="float" office:value="500">
            <text:p>50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8">
            <text:p>1.8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5.95263675168582">
            <text:p>5.95</text:p>
          </table:table-cell>
          <table:table-cell table:formula="oooc:=[.C7]*[.J7]" office:value-type="float" office:value="11.9052735033716">
            <text:p>11.9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2">
            <text:p>2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0.2083333333333">
            <text:p>10.21</text:p>
          </table:table-cell>
          <table:table-cell table:formula="oooc:=[.C8]*[.J8]" office:value-type="float" office:value="20.4166666666667">
            <text:p>20.4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2">
            <text:p>2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7.6289626876849">
            <text:p>17.63</text:p>
          </table:table-cell>
          <table:table-cell table:formula="oooc:=[.C9]*[.J9]" office:value-type="float" office:value="35.2579253753698">
            <text:p>35.26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2">
            <text:p>2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5000">
            <text:p>15,000</text:p>
          </table:table-cell>
          <table:table-cell table:formula="oooc:=[.K12]/[.G12]" office:value-type="float" office:value="1.75">
            <text:p>1.75</text:p>
          </table:table-cell>
          <table:table-cell table:formula="oooc:=[.C12]*[.J12]"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5000">
            <text:p>15000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5">
            <text:p>3.5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82000">
            <text:p>82,000</text:p>
          </table:table-cell>
          <table:table-cell table:formula="oooc:=[.K13]/[.G13]" office:value-type="float" office:value="3.2739502134272">
            <text:p>3.27</text:p>
          </table:table-cell>
          <table:table-cell table:formula="oooc:=[.C13]*[.J13]" office:value-type="float" office:value="6.5479004268544">
            <text:p>6.5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82158.3836257749">
            <text:p>82158.38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6.5479004268544">
            <text:p>6.55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450000">
            <text:p>450,000</text:p>
          </table:table-cell>
          <table:table-cell table:formula="oooc:=[.K14]/[.G14]" office:value-type="float" office:value="6.125">
            <text:p>6.13</text:p>
          </table:table-cell>
          <table:table-cell table:formula="oooc:=[.C14]*[.J14]" office:value-type="float" office:value="12.25">
            <text:p>12.2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450000">
            <text:p>450000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2.25">
            <text:p>12.25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2500000">
            <text:p>2,500,000</text:p>
          </table:table-cell>
          <table:table-cell table:formula="oooc:=[.K15]/[.G15]" office:value-type="float" office:value="11.4588257469952">
            <text:p>11.46</text:p>
          </table:table-cell>
          <table:table-cell table:formula="oooc:=[.C15]*[.J15]" office:value-type="float" office:value="22.9176514939904">
            <text:p>22.9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2464751.50877325">
            <text:p>2464751.51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2.9176514939904">
            <text:p>22.9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DU Railgun</text:p>
          </table:table-cell>
          <table:table-cell table:formula="oooc:=CEILING(([.I16]-[.L16]/2);[.L16])" office:value-type="float" office:value="13000000">
            <text:p>13,000,000</text:p>
          </table:table-cell>
          <table:table-cell table:formula="oooc:=[.K16]/[.G16]" office:value-type="float" office:value="21.4375">
            <text:p>21.44</text:p>
          </table:table-cell>
          <table:table-cell table:formula="oooc:=[.C16]*[.J16]" office:value-type="float" office:value="42.875">
            <text:p>42.8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13500000">
            <text:p>13500000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42.875">
            <text:p>42.88</text:p>
          </table:table-cell>
          <table:table-cell table:formula="oooc:=10^(FLOOR(LOG([.I16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C Railgun</text:p>
          </table:table-cell>
          <table:table-cell table:formula="oooc:=CEILING(([.I17]-[.L17]/2);[.L17])" office:value-type="float" office:value="74000000">
            <text:p>74,000,000</text:p>
          </table:table-cell>
          <table:table-cell table:formula="oooc:=[.K17]/[.G17]" office:value-type="float" office:value="40.1058901144832">
            <text:p>40.11</text:p>
          </table:table-cell>
          <table:table-cell table:formula="oooc:=[.C17]*[.J17]" office:value-type="float" office:value="80.2117802289664">
            <text:p>80.2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73942545.2631974">
            <text:p>73942545.26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80.2117802289664">
            <text:p>80.21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3">04/13/2007</text:date>, <text:time>20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3T20:50:33</dc:date>
    <dc:language>en-US</dc:language>
    <meta:editing-cycles>60</meta:editing-cycles>
    <meta:editing-duration>P1DT5H12M54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